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cial" table:style-name="ta1">
        <table:shapes>
          <draw:frame draw:z-index="0" draw:style-name="gr1" draw:text-style-name="P1" svg:width="159.97mm" svg:height="90.04mm" svg:x="9.36mm" svg:y="39.58mm">
            <draw:object draw:notify-on-update-of-ranges="sequencial.D2:sequencial.D2 sequencial.D3:sequencial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EQUENCIAL</text:p>
          </table:table-cell>
          <table:covered-table-cell table:number-columns-repeated="2" table:style-name="ce2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iteracions</text:p>
          </table:table-cell>
          <table:table-cell table:style-name="ce2" office:value-type="string" calcext:value-type="string">
            <text:p>temps (ms)</text:p>
          </table:table-cell>
          <table:table-cell table:style-name="ce2" office:value-type="string" calcext:value-type="string">
            <text:p>processos</text:p>
          </table:table-cell>
          <table:table-cell table:style-name="ce2" office:value-type="string" calcext:value-type="string">
            <text:p>ITERACIONS/MS</text:p>
          </table:table-cell>
          <table:table-cell/>
          <table:table-cell table:style-name="ce2" office:value-type="string" calcext:value-type="string">
            <text:p>#graphic X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formula="of:=([.A3]*[.C3])/[.B3]" office:value-type="float" office:value="48.2625482625483" calcext:value-type="float">
            <text:p>48,26254826254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595" calcext:value-type="float">
            <text:p>4595</text:p>
          </table:table-cell>
          <table:table-cell office:value-type="float" office:value="10" calcext:value-type="float">
            <text:p>10</text:p>
          </table:table-cell>
          <table:table-cell table:formula="of:=([.A4]*[.C4])/[.B4]" office:value-type="float" office:value="54.4069640914037" calcext:value-type="float">
            <text:p>54,406964091403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626" calcext:value-type="float">
            <text:p>23626</text:p>
          </table:table-cell>
          <table:table-cell office:value-type="float" office:value="50" calcext:value-type="float">
            <text:p>50</text:p>
          </table:table-cell>
          <table:table-cell table:formula="of:=([.A5]*[.C5])/[.B5]" office:value-type="float" office:value="52.9078134258867" calcext:value-type="float">
            <text:p>52,907813425886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6174" calcext:value-type="float">
            <text:p>56174</text:p>
          </table:table-cell>
          <table:table-cell office:value-type="float" office:value="100" calcext:value-type="float">
            <text:p>100</text:p>
          </table:table-cell>
          <table:table-cell table:formula="of:=([.A6]*[.C6])/[.B6]" office:value-type="float" office:value="44.5045750703172" calcext:value-type="float">
            <text:p>44,50457507031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8025" calcext:value-type="float">
            <text:p>98025</text:p>
          </table:table-cell>
          <table:table-cell office:value-type="float" office:value="150" calcext:value-type="float">
            <text:p>150</text:p>
          </table:table-cell>
          <table:table-cell table:formula="of:=([.A7]*[.C7])/[.B7]" office:value-type="float" office:value="38.2555470543229" calcext:value-type="float">
            <text:p>38,255547054322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6080" calcext:value-type="float">
            <text:p>116080</text:p>
          </table:table-cell>
          <table:table-cell office:value-type="float" office:value="200" calcext:value-type="float">
            <text:p>200</text:p>
          </table:table-cell>
          <table:table-cell table:formula="of:=([.A8]*[.C8])/[.B8]" office:value-type="float" office:value="43.0737422467264" calcext:value-type="float">
            <text:p>43,0737422467264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table table:name="unbounded" table:style-name="ta1">
        <table:shapes>
          <draw:frame draw:z-index="0" draw:style-name="gr1" draw:text-style-name="P1" svg:width="159.99mm" svg:height="89.99mm" svg:x="2.39mm" svg:y="44.56mm">
            <draw:object draw:notify-on-update-of-ranges="unbounded.D2:unbounded.D2 unbounded.D3:unbounded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BOUNDED CONC</text:p>
          </table:table-cell>
          <table:covered-table-cell table:number-columns-repeated="2" table:style-name="ce2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iteracions</text:p>
          </table:table-cell>
          <table:table-cell table:style-name="ce2" office:value-type="string" calcext:value-type="string">
            <text:p>processos</text:p>
          </table:table-cell>
          <table:table-cell table:style-name="ce2" office:value-type="string" calcext:value-type="string">
            <text:p>temps (ms)</text:p>
          </table:table-cell>
          <table:table-cell table:style-name="ce3" office:value-type="string" calcext:value-type="string">
            <text:p>ITERACIONS/MS</text:p>
          </table:table-cell>
          <table:table-cell/>
          <table:table-cell table:style-name="ce2" office:value-type="string" calcext:value-type="string">
            <text:p>#graphic X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formula="of:=[.B3]*[.A3]/[.C3]" office:value-type="float" office:value="46.2962962962963" calcext:value-type="float">
            <text:p>46,296296296296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" calcext:value-type="float">
            <text:p>10</text:p>
          </table:table-cell>
          <table:table-cell office:value-type="float" office:value="1605" calcext:value-type="float">
            <text:p>1605</text:p>
          </table:table-cell>
          <table:table-cell table:formula="of:=[.B4]*[.A4]/[.C4]" office:value-type="float" office:value="155.763239875389" calcext:value-type="float">
            <text:p>155,76323987538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float" office:value="8944" calcext:value-type="float">
            <text:p>8944</text:p>
          </table:table-cell>
          <table:table-cell table:formula="of:=[.B5]*[.A5]/[.C5]" office:value-type="float" office:value="139.758497316637" calcext:value-type="float">
            <text:p>139,75849731663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0" calcext:value-type="float">
            <text:p>100</text:p>
          </table:table-cell>
          <table:table-cell office:value-type="float" office:value="19709" calcext:value-type="float">
            <text:p>19709</text:p>
          </table:table-cell>
          <table:table-cell table:formula="of:=[.B6]*[.A6]/[.C6]" office:value-type="float" office:value="126.845603531382" calcext:value-type="float">
            <text:p>126,8456035313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float" office:value="31465" calcext:value-type="float">
            <text:p>31465</text:p>
          </table:table-cell>
          <table:table-cell table:formula="of:=[.B7]*[.A7]/[.C7]" office:value-type="float" office:value="119.180041315748" calcext:value-type="float">
            <text:p>119,180041315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" calcext:value-type="float">
            <text:p>200</text:p>
          </table:table-cell>
          <table:table-cell office:value-type="float" office:value="42835" calcext:value-type="float">
            <text:p>42835</text:p>
          </table:table-cell>
          <table:table-cell table:formula="of:=[.B8]*[.A8]/[.C8]" office:value-type="float" office:value="116.726975604062" calcext:value-type="float">
            <text:p>116,72697560406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0" calcext:value-type="float">
            <text:p>250</text:p>
          </table:table-cell>
          <table:table-cell office:value-type="float" office:value="52566" calcext:value-type="float">
            <text:p>52566</text:p>
          </table:table-cell>
          <table:table-cell table:formula="of:=[.B9]*[.A9]/[.C9]" office:value-type="float" office:value="118.898147091276" calcext:value-type="float">
            <text:p>118,898147091276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bounded" table:style-name="ta1">
        <table:shapes>
          <draw:frame draw:z-index="0" draw:style-name="gr1" draw:text-style-name="P1" svg:width="159.99mm" svg:height="89.99mm" svg:x="4.59mm" svg:y="45.61mm">
            <draw:object draw:notify-on-update-of-ranges="bounded.D2:bounded.D2 bounded.D3:bounded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OUNDED CONC</text:p>
          </table:table-cell>
          <table:covered-table-cell table:number-columns-repeated="2" table:style-name="ce2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iteracions</text:p>
          </table:table-cell>
          <table:table-cell table:style-name="ce2" office:value-type="string" calcext:value-type="string">
            <text:p>processos</text:p>
          </table:table-cell>
          <table:table-cell table:style-name="ce2" office:value-type="string" calcext:value-type="string">
            <text:p>temps (ms)</text:p>
          </table:table-cell>
          <table:table-cell table:style-name="ce3" office:value-type="string" calcext:value-type="string">
            <text:p>ITERACIONS/MS</text:p>
          </table:table-cell>
          <table:table-cell/>
          <table:table-cell table:style-name="ce2" office:value-type="string" calcext:value-type="string">
            <text:p>#graphic X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table:formula="of:=[.B3]*[.A3]/[.C3]" office:value-type="float" office:value="46.0405156537753" calcext:value-type="float">
            <text:p>46,040515653775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" calcext:value-type="float">
            <text:p>10</text:p>
          </table:table-cell>
          <table:table-cell office:value-type="float" office:value="1691" calcext:value-type="float">
            <text:p>1691</text:p>
          </table:table-cell>
          <table:table-cell table:formula="of:=[.B4]*[.A4]/[.C4]" office:value-type="float" office:value="147.841513897102" calcext:value-type="float">
            <text:p>147,84151389710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float" office:value="9002" calcext:value-type="float">
            <text:p>9002</text:p>
          </table:table-cell>
          <table:table-cell table:formula="of:=[.B5]*[.A5]/[.C5]" office:value-type="float" office:value="138.858031548545" calcext:value-type="float">
            <text:p>138,85803154854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0" calcext:value-type="float">
            <text:p>100</text:p>
          </table:table-cell>
          <table:table-cell office:value-type="float" office:value="19328" calcext:value-type="float">
            <text:p>19328</text:p>
          </table:table-cell>
          <table:table-cell table:formula="of:=[.B6]*[.A6]/[.C6]" office:value-type="float" office:value="129.346026490066" calcext:value-type="float">
            <text:p>129,34602649006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float" office:value="31500" calcext:value-type="float">
            <text:p>31500</text:p>
          </table:table-cell>
          <table:table-cell table:formula="of:=[.B7]*[.A7]/[.C7]" office:value-type="float" office:value="119.047619047619" calcext:value-type="float">
            <text:p>119,0476190476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" calcext:value-type="float">
            <text:p>200</text:p>
          </table:table-cell>
          <table:table-cell office:value-type="float" office:value="43350" calcext:value-type="float">
            <text:p>43350</text:p>
          </table:table-cell>
          <table:table-cell table:formula="of:=[.B8]*[.A8]/[.C8]" office:value-type="float" office:value="115.340253748558" calcext:value-type="float">
            <text:p>115,3402537485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0" calcext:value-type="float">
            <text:p>250</text:p>
          </table:table-cell>
          <table:table-cell office:value-type="float" office:value="56597" calcext:value-type="float">
            <text:p>56597</text:p>
          </table:table-cell>
          <table:table-cell table:formula="of:=[.B9]*[.A9]/[.C9]" office:value-type="float" office:value="110.429881442479" calcext:value-type="float">
            <text:p>110,429881442479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thread" table:style-name="ta1">
        <table:shapes>
          <draw:frame draw:z-index="0" draw:style-name="gr1" draw:text-style-name="P1" svg:width="159.97mm" svg:height="90.05mm" svg:x="10.19mm" svg:y="44.09mm">
            <draw:object draw:notify-on-update-of-ranges="thread.D2:thread.D2 thread.D3:thread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HREAD CONC</text:p>
          </table:table-cell>
          <table:covered-table-cell table:number-columns-repeated="2" table:style-name="ce2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iteracion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emps (ms)</text:p>
          </table:table-cell>
          <table:table-cell table:style-name="ce3" office:value-type="string" calcext:value-type="string">
            <text:p>ITERACIONS/MS</text:p>
          </table:table-cell>
          <table:table-cell/>
          <table:table-cell table:style-name="ce2" office:value-type="string" calcext:value-type="string">
            <text:p>#graphic X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table:formula="of:=[.B3]*[.A3]/[.C3]" office:value-type="float" office:value="52.0833333333333" calcext:value-type="float">
            <text:p>52,083333333333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" calcext:value-type="float">
            <text:p>10</text:p>
          </table:table-cell>
          <table:table-cell office:value-type="float" office:value="1574" calcext:value-type="float">
            <text:p>1574</text:p>
          </table:table-cell>
          <table:table-cell table:formula="of:=[.B4]*[.A4]/[.C4]" office:value-type="float" office:value="158.831003811944" calcext:value-type="float">
            <text:p>158,83100381194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float" office:value="7522" calcext:value-type="float">
            <text:p>7522</text:p>
          </table:table-cell>
          <table:table-cell table:formula="of:=[.B5]*[.A5]/[.C5]" office:value-type="float" office:value="166.179207657538" calcext:value-type="float">
            <text:p>166,17920765753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0" calcext:value-type="float">
            <text:p>100</text:p>
          </table:table-cell>
          <table:table-cell office:value-type="float" office:value="18200" calcext:value-type="float">
            <text:p>18200</text:p>
          </table:table-cell>
          <table:table-cell table:formula="of:=[.B6]*[.A6]/[.C6]" office:value-type="float" office:value="137.362637362637" calcext:value-type="float">
            <text:p>137,36263736263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float" office:value="30623" calcext:value-type="float">
            <text:p>30623</text:p>
          </table:table-cell>
          <table:table-cell table:formula="of:=[.B7]*[.A7]/[.C7]" office:value-type="float" office:value="122.456976782157" calcext:value-type="float">
            <text:p>122,45697678215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" calcext:value-type="float">
            <text:p>200</text:p>
          </table:table-cell>
          <table:table-cell office:value-type="float" office:value="39675" calcext:value-type="float">
            <text:p>39675</text:p>
          </table:table-cell>
          <table:table-cell table:formula="of:=[.B8]*[.A8]/[.C8]" office:value-type="float" office:value="126.023944549464" calcext:value-type="float">
            <text:p>126,02394454946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0" calcext:value-type="float">
            <text:p>250</text:p>
          </table:table-cell>
          <table:table-cell office:value-type="float" office:value="47960" calcext:value-type="float">
            <text:p>47960</text:p>
          </table:table-cell>
          <table:table-cell table:formula="of:=[.B9]*[.A9]/[.C9]" office:value-type="float" office:value="130.316930775646" calcext:value-type="float">
            <text:p>130,316930775646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30:28.891157977</meta:creation-date>
    <dc:date>2019-05-25T20:06:03.344775888</dc:date>
    <meta:editing-duration>PT2M41S</meta:editing-duration>
    <meta:editing-cycles>1</meta:editing-cycles>
    <meta:document-statistic meta:table-count="4" meta:cell-count="159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902cm" svg:y="4.203cm" style:legend-expansion="high" chart:style-name="ch2"/>
        <chart:plot-area chart:style-name="ch3" table:cell-range-address="sequencial.D2:sequencial.D8" chart:data-source-has-labels="row" svg:x="0.319cm" svg:y="0.18cm" svg:width="11.264cm" svg:height="8.645cm">
          <chartooo:coordinate-region svg:x="0.94cm" svg:y="0.379cm" svg:width="10.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quencial.D3:sequencial.D8" chart:label-cell-address="sequencial.D2:sequencial.D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S/MS</text:p>
                <draw:g>
                  <svg:desc>sequencial.D2:sequencial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2625482625483">
                <text:p>48.2625482625483</text:p>
                <draw:g>
                  <svg:desc>sequencial.D3:sequencial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069640914037">
                <text:p>54.4069640914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9078134258867">
                <text:p>52.9078134258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045750703172">
                <text:p>44.5045750703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2555470543229">
                <text:p>38.255547054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0737422467264">
                <text:p>43.0737422467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902cm" svg:y="4.204cm" style:legend-expansion="high" chart:style-name="ch2"/>
        <chart:plot-area chart:style-name="ch3" table:cell-range-address="thread.D2:thread.D9" chart:data-source-has-labels="row" svg:x="0.319cm" svg:y="0.18cm" svg:width="11.264cm" svg:height="8.646cm">
          <chartooo:coordinate-region svg:x="0.94cm" svg:y="0.38cm" svg:width="10.3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ad.D3:thread.D9" chart:label-cell-address="thread.D2:thread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S/MS</text:p>
                <draw:g>
                  <svg:desc>thread.D2:threa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0833333333333">
                <text:p>52.0833333333333</text:p>
                <draw:g>
                  <svg:desc>thread.D3:thread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.831003811944">
                <text:p>158.831003811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.179207657538">
                <text:p>166.179207657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362637362637">
                <text:p>137.362637362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456976782157">
                <text:p>122.456976782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023944549464">
                <text:p>126.023944549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.316930775646">
                <text:p>130.316930775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4.201cm" style:legend-expansion="high" chart:style-name="ch2"/>
        <chart:plot-area chart:style-name="ch3" table:cell-range-address="bounded.D2:bounded.D9" chart:data-source-has-labels="row" svg:x="0.32cm" svg:y="0.18cm" svg:width="11.264cm" svg:height="8.64cm">
          <chartooo:coordinate-region svg:x="0.941cm" svg:y="0.379cm" svg:width="10.3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unded.D3:bounded.D9" chart:label-cell-address="bounded.D2:bounded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S/MS</text:p>
                <draw:g>
                  <svg:desc>bounded.D2:bounde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0405156537753">
                <text:p>46.0405156537753</text:p>
                <draw:g>
                  <svg:desc>bounded.D3:bounded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841513897102">
                <text:p>147.84151389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.858031548545">
                <text:p>138.858031548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.346026490066">
                <text:p>129.346026490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047619047619">
                <text:p>119.0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.340253748558">
                <text:p>115.340253748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.429881442479">
                <text:p>110.429881442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4.201cm" style:legend-expansion="high" chart:style-name="ch2"/>
        <chart:plot-area chart:style-name="ch3" table:cell-range-address="unbounded.D2:unbounded.D9" chart:data-source-has-labels="row" svg:x="0.32cm" svg:y="0.18cm" svg:width="11.264cm" svg:height="8.64cm">
          <chartooo:coordinate-region svg:x="0.941cm" svg:y="0.379cm" svg:width="10.3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bounded.D3:unbounded.D9" chart:label-cell-address="unbounded.D2:unbounded.D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CIONS/MS</text:p>
                <draw:g>
                  <svg:desc>unbounded.D2:unbounded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2962962962963">
                <text:p>46.2962962962963</text:p>
                <draw:g>
                  <svg:desc>unbounded.D3:unbounded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.763239875389">
                <text:p>155.763239875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758497316637">
                <text:p>139.758497316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845603531382">
                <text:p>126.845603531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180041315748">
                <text:p>119.180041315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.726975604062">
                <text:p>116.726975604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.898147091276">
                <text:p>118.898147091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